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300000039C749E6DE507B5324.png" manifest:media-type="image/png"/>
  <manifest:file-entry manifest:full-path="Pictures/100002010000012C0000012F3EED39688AFA2AC4.png" manifest:media-type="image/png"/>
  <manifest:file-entry manifest:full-path="Pictures/1000000000000020000000204B249CA79A42C6D7.png" manifest:media-type="image/png"/>
  <manifest:file-entry manifest:full-path="Pictures/1000020100000047000000474D070DFDC21E79F1.png" manifest:media-type="image/png"/>
  <manifest:file-entry manifest:full-path="Pictures/10000201000004B000000351BED104BAD32F0E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edora-outline1" style:list-style-name="L1">
      <style:graphic-properties fo:min-height="12.797cm"/>
    </style:style>
    <style:style style:name="pr2" style:family="presentation" style:parent-style-name="Fedora-title">
      <style:graphic-properties draw:auto-grow-height="true" fo:min-height="2.54cm"/>
    </style:style>
    <style:style style:name="pr3" style:family="presentation" style:parent-style-name="Fedora-notes">
      <style:graphic-properties draw:fill-color="#ffffff" draw:auto-grow-height="true" fo:min-height="12.572cm" fo:min-width="16.771cm"/>
    </style:style>
    <style:style style:name="pr4" style:family="presentation" style:parent-style-name="Fedora-outline1" style:list-style-name="L1">
      <style:graphic-properties fo:min-height="12.797cm"/>
    </style:style>
    <style:style style:name="pr5" style:family="presentation" style:parent-style-name="Fedora-outline1" style:list-style-name="L1">
      <style:graphic-properties fo:min-height="12.797cm"/>
    </style:style>
    <style:style style:name="pr6" style:family="presentation" style:parent-style-name="Fedora-outline1" style:list-style-name="L1">
      <style:graphic-properties fo:min-height="12.797cm"/>
    </style:style>
    <style:style style:name="pr7" style:family="presentation" style:parent-style-name="Fedora-outline1" style:list-style-name="L1">
      <style:graphic-properties fo:min-height="13.313cm"/>
    </style:style>
    <style:style style:name="pr8" style:family="presentation" style:parent-style-name="Fedora-outline1" style:list-style-name="L1">
      <style:graphic-properties fo:min-height="9.544cm"/>
    </style:style>
    <style:style style:name="pr9" style:family="presentation" style:parent-style-name="Fedora-outline1" style:list-style-name="L1">
      <style:graphic-properties fo:min-height="9.544cm"/>
    </style:style>
    <style:style style:name="pr10" style:family="presentation" style:parent-style-name="Fedora-outline1" style:list-style-name="L1">
      <style:graphic-properties fo:min-height="13.813cm"/>
    </style:style>
    <style:style style:name="pr11" style:family="presentation" style:parent-style-name="Fedora-outline1" style:list-style-name="L1">
      <style:graphic-properties fo:min-height="12.797cm"/>
    </style:style>
    <style:style style:name="P1" style:family="paragraph">
      <style:text-properties style:font-name="Comfortaa7" fo:font-size="36pt" fo:language="en" fo:country="US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T1" style:family="text">
      <style:text-properties style:font-name="Comfortaa7" fo:font-size="36pt" fo:language="en" fo:country="US" style:font-size-asian="36pt" style:font-size-complex="36pt"/>
    </style:style>
    <style:style style:name="T2" style:family="text">
      <style:text-properties fo:color="#ffff6d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5" style:family="text">
      <style:text-properties fo:color="#eeeff0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1">
        <office:forms form:automatic-focus="false" form:apply-design-mode="false"/>
        <draw:frame presentation:style-name="pr1" draw:text-style-name="P1" draw:layer="layout" svg:width="25.199cm" svg:height="12.797cm" svg:x="1.4cm" svg:y="5.476cm" presentation:class="outline" presentation:user-transformed="true">
          <draw:text-box>
            <text:list text:style-name="L1">
              <text:list-item>
                <text:p><text:span text:style-name="T1">Distribute maintenance burden and </text:span><text:span text:style-name="T2">reviews</text:span></text:p>
              </text:list-item>
              <text:list-item>
                <text:p><text:span text:style-name="T1">Contributors don’t review</text:span></text:p>
              </text:list-item>
              <text:list-item>
                <text:p><text:span text:style-name="T1">Becoming a core dev can take up to 5 years: need more core devs </text:span><text:span text:style-name="T2">now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Need more core dev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1T1">
        <office:forms form:automatic-focus="false" form:apply-design-mode="false"/>
        <draw:frame presentation:style-name="pr4" draw:text-style-name="P1" draw:layer="layout" svg:width="25.199cm" svg:height="12.797cm" svg:x="1.4cm" svg:y="5.476cm" presentation:class="outline" presentation:user-transformed="true">
          <draw:text-box>
            <text:list text:style-name="L1">
              <text:list-item>
                <text:p><text:span text:style-name="T1">Lack of </text:span><text:span text:style-name="T2">quick</text:span><text:span text:style-name="T1"> review</text:span></text:p>
              </text:list-item>
              <text:list-item>
                <text:p><text:span text:style-name="T1">Complex code base and workflow</text:span></text:p>
              </text:list-item>
              <text:list-item>
                <text:p><text:span text:style-name="T1">Finding info </text:span><text:span text:style-name="T2">alone</text:span><text:span text:style-name="T1"> is hard</text:span></text:p>
              </text:list-item>
              <text:list-item>
                <text:p><text:span text:style-name="T1">Python is popular: scared by breaking stuff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Contributors go aw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1T1">
        <office:forms form:automatic-focus="false" form:apply-design-mode="false"/>
        <draw:frame presentation:style-name="pr5" draw:text-style-name="P1" draw:layer="layout" svg:width="25.199cm" svg:height="12.797cm" svg:x="1.4cm" svg:y="5.476cm" presentation:class="outline" presentation:user-transformed="true">
          <draw:text-box>
            <text:list text:style-name="L1">
              <text:list-item>
                <text:p><text:span text:style-name="T1">Mentoree </text:span><text:span text:style-name="T2">comfort zone</text:span></text:p>
              </text:list-item>
              <text:list-item>
                <text:p><text:span text:style-name="T1">Follow most mentoree’s work</text:span></text:p>
              </text:list-item>
              <text:list-item>
                <text:p><text:span text:style-name="T2">Dedicated time</text:span><text:span text:style-name="T1"> to answer</text:span></text:p>
              </text:list-item>
              <text:list-item>
                <text:p><text:span text:style-name="T1">Learning curse</text:span></text:p>
              </text:list-item>
              <text:list-item>
                <text:p><text:span text:style-name="T1">Keep mentoree </text:span><text:span text:style-name="T2">motivated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Private 1to1 exch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1T1">
        <office:forms form:automatic-focus="false" form:apply-design-mode="false"/>
        <draw:frame presentation:style-name="pr6" draw:text-style-name="P1" draw:layer="layout" svg:width="25.199cm" svg:height="12.797cm" svg:x="1.4cm" svg:y="5.476cm" presentation:class="outline" presentation:user-transformed="true">
          <draw:text-box>
            <text:list text:style-name="L1">
              <text:list-item>
                <text:p><text:span text:style-name="T1">How to find </text:span><text:span text:style-name="T2">available</text:span><text:span text:style-name="T1"> expert for review?</text:span></text:p>
              </text:list-item>
              <text:list-item>
                <text:p><text:span text:style-name="T1">Explain </text:span><text:span text:style-name="T2">how to find the solution</text:span><text:span text:style-name="T4">, don’t give it directly</text:span></text:p>
              </text:list-item>
              <text:list-item>
                <text:p><text:span text:style-name="T1">Promotion requires high level of </text:span><text:span text:style-name="T2">trust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Dev is about peo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1T1">
        <office:forms form:automatic-focus="false" form:apply-design-mode="false"/>
        <draw:frame presentation:style-name="pr7" draw:text-style-name="P1" draw:layer="layout" svg:width="25.199cm" svg:height="13.313cm" svg:x="1.4cm" svg:y="5.476cm" presentation:class="outline" presentation:user-transformed="true">
          <draw:text-box>
            <text:list text:style-name="L1">
              <text:list-item>
                <text:p><text:span text:style-name="T1">Gamification and badges: rejected</text:span></text:p>
              </text:list-item>
              <text:list-item>
                <text:p><text:span text:style-name="T2">Responsibilities</text:span><text:span text:style-name="T1"> as rewards</text:span></text:p>
              </text:list-item>
              <text:list-item>
                <text:p><text:span text:style-name="T1">Measure involvement and ability to work as a </text:span><text:span text:style-name="T2">team</text:span></text:p>
              </text:list-item>
              <text:list-item>
                <text:p><text:span text:style-name="T1">Bug triage: good trade-off, trivial to reopen an issue</text:span></text:p>
              </text:list-item>
              <text:list-item>
                <text:p><text:span text:style-name="T1">Eagger to get more responsibilities and </text:span><text:span text:style-name="T2">take it serious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Give responsi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1T1">
        <office:forms form:automatic-focus="false" form:apply-design-mode="false"/>
        <draw:frame presentation:style-name="pr8" draw:text-style-name="P6" draw:layer="layout" svg:width="25.199cm" svg:height="9.544cm" svg:x="1.4cm" svg:y="8.729cm" presentation:class="outline" presentation:user-transformed="true">
          <draw:text-box>
            <text:p text:style-name="P5"><text:span text:style-name="T1">Pablo’s</text:span><text:span text:style-name="T1"><text:line-break/></text:span><text:span text:style-name="T2">contributor</text:span><text:span text:style-name="T1"> → code dev</text:span><text:span text:style-name="T1"><text:line-break/></text:span><text:span text:style-name="T1">journey</text:span></text:p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Pablo’s 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1T1">
        <office:forms form:automatic-focus="false" form:apply-design-mode="false"/>
        <draw:frame presentation:style-name="pr9" draw:text-style-name="P6" draw:layer="layout" svg:width="25.199cm" svg:height="9.544cm" svg:x="1.4cm" svg:y="8.729cm" presentation:class="outline" presentation:user-transformed="true">
          <draw:text-box>
            <text:p text:style-name="P5"><text:span text:style-name="T1">Cheryl’s</text:span><text:span text:style-name="T1"><text:line-break/></text:span><text:span text:style-name="T2">contributor</text:span><text:span text:style-name="T1"> → code dev</text:span><text:span text:style-name="T1"><text:line-break/></text:span><text:span text:style-name="T1">journey</text:span></text:p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Cheryl’s 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1T1">
        <office:forms form:automatic-focus="false" form:apply-design-mode="false"/>
        <draw:frame presentation:style-name="pr10" draw:text-style-name="P1" draw:layer="layout" svg:width="25.199cm" svg:height="13.813cm" svg:x="1.4cm" svg:y="4.976cm" presentation:class="outline" presentation:user-transformed="true">
          <draw:text-box>
            <text:list text:style-name="L1">
              <text:list-item>
                <text:p><text:span text:style-name="T1">Select a mentoree: </text:span><text:span text:style-name="T2">diversity</text:span><text:span text:style-name="T1"> (we not only need experts) vs ready contributors</text:span></text:p>
              </text:list-item>
              <text:list-item>
                <text:p><text:span text:style-name="T1">Promotion is a </text:span><text:span text:style-name="T2">path</text:span><text:span text:style-name="T1">, not a goal</text:span></text:p>
              </text:list-item>
              <text:list-item>
                <text:p><text:span text:style-name="T1">Only mentoring: not fun</text:span></text:p>
              </text:list-item>
              <text:list-item>
                <text:p><text:span text:style-name="T1">Mentorship interrupted/stopped</text:span></text:p>
              </text:list-item>
              <text:list-item>
                <text:p><text:span text:style-name="T1">No match, skills/availability: it’s ok</text:span></text:p>
              </text:list-item>
              <text:list-item>
                <text:p><text:span text:style-name="T1">Most mentoree available 1 day/week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Victor’s 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1T1">
        <office:forms form:automatic-focus="false" form:apply-design-mode="false"/>
        <draw:frame presentation:style-name="pr11" draw:text-style-name="P1" draw:layer="layout" svg:width="25.199cm" svg:height="12.797cm" svg:x="1.4cm" svg:y="4.976cm" presentation:class="outline" presentation:user-transformed="true">
          <draw:text-box>
            <text:list text:style-name="L1">
              <text:list-item>
                <text:p><text:span text:style-name="T2">5 promotions</text:span><text:span text:style-name="T1"> thanks to mentoring in 12 months</text:span></text:p>
              </text:list-item>
              <text:list-item>
                <text:p><text:span text:style-name="T1">Longer or not happen without mentoring</text:span></text:p>
              </text:list-item>
              <text:list-item>
                <text:p><text:span text:style-name="T5">Pablo Salgado, Lisa Roach, Emily Morehouse, Chery Sabella, </text:span><text:span text:style-name="T1">Stéphane Wirtel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Mentoring wor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48M38S</meta:editing-duration>
    <meta:editing-cycles>488</meta:editing-cycles>
    <meta:generator>LibreOffice/6.1.5.2$Linux_X86_64 LibreOffice_project/10$Build-2</meta:generator>
    <dc:title>FAT Python - FOSDEM 2016</dc:title>
    <dc:date>2019-05-01T10:50:51.154197568</dc:date>
    <meta:document-statistic meta:object-count="90"/>
  </office:meta>
</office:document-meta>
</file>